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Math TeX Gyre" svg:font-family="'DejaVu Math TeX Gyre'"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Keyboard O" svg:font-family="'Linux Biolinum Keyboard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Condensed" svg:font-family="'Ubuntu Condensed'" style:font-pitch="variable"/>
  </office:font-face-decls>
  <office:automatic-styles>
    <style:style style:name="P1" style:family="paragraph" style:parent-style-name="Text_20_body">
      <style:text-properties style:font-name="Gentium Book Basic" fo:font-size="14pt" fo:font-style="normal" style:text-underline-style="none" officeooo:rsid="00188c7e" officeooo:paragraph-rsid="00188c7e" fo:background-color="#ffffff" style:font-size-asian="14pt" style:font-style-asian="normal" style:font-size-complex="14pt" style:font-style-complex="normal"/>
    </style:style>
    <style:style style:name="P2" style:family="paragraph" style:parent-style-name="Text_20_body">
      <style:text-properties style:font-name="Gentium Book Basic" fo:font-size="14pt" fo:font-style="normal" style:text-underline-style="none" officeooo:rsid="00188c7e" officeooo:paragraph-rsid="001e7a0f" fo:background-color="#ffffff" style:font-size-asian="14pt" style:font-style-asian="normal" style:font-size-complex="14pt" style:font-style-complex="normal"/>
    </style:style>
    <style:style style:name="P3" style:family="paragraph" style:parent-style-name="Text_20_body">
      <style:paragraph-properties fo:text-align="center" style:justify-single-word="false"/>
      <style:text-properties style:font-name="Ubuntu Condensed" fo:font-size="28pt" fo:font-style="normal" style:text-underline-style="none" fo:font-weight="bold" officeooo:rsid="001def4f" officeooo:paragraph-rsid="001def4f" fo:background-color="#ffffff" style:font-size-asian="28pt" style:font-style-asian="normal" style:font-weight-asian="bold" style:font-size-complex="28pt" style:font-style-complex="normal" style:font-weight-complex="bold"/>
    </style:style>
    <style:style style:name="P4" style:family="paragraph" style:parent-style-name="Text_20_body">
      <style:paragraph-properties fo:text-align="center" style:justify-single-word="false"/>
      <style:text-properties style:font-name="Ubuntu Condensed" fo:font-size="18pt" fo:font-style="normal" style:text-underline-style="none" fo:font-weight="bold" officeooo:rsid="001e7a0f" officeooo:paragraph-rsid="001e7a0f" fo:background-color="#ffffff" style:font-size-asian="18pt" style:font-style-asian="normal" style:font-weight-asian="bold" style:font-size-complex="18pt" style:font-style-complex="normal" style:font-weight-complex="bold"/>
    </style:style>
    <style:style style:name="P5" style:family="paragraph" style:parent-style-name="Text_20_body">
      <style:paragraph-properties fo:text-align="center" style:justify-single-word="false"/>
      <style:text-properties fo:color="#808080" loext:opacity="100%" style:font-name="Ubuntu Condensed" fo:font-size="11pt" fo:font-style="normal" style:text-underline-style="none" fo:font-weight="normal" officeooo:rsid="001def4f" officeooo:paragraph-rsid="001def4f" fo:background-color="#ffffff" style:font-size-asian="11pt" style:font-style-asian="normal" style:font-weight-asian="normal" style:font-size-complex="11pt" style:font-style-complex="normal" style:font-weight-complex="normal"/>
    </style:style>
    <style:style style:name="P6" style:family="paragraph" style:parent-style-name="Text_20_body">
      <style:text-properties officeooo:paragraph-rsid="001e7a0f"/>
    </style:style>
    <style:style style:name="T1" style:family="text">
      <style:text-properties style:font-name="Liberation Serif"/>
    </style:style>
    <style:style style:name="T2" style:family="text">
      <style:text-properties style:font-name="Liberation Serif" fo:font-size="14pt" fo:font-style="normal" style:font-size-asian="14pt" style:font-style-asian="normal" style:font-size-complex="14pt" style:font-style-complex="normal"/>
    </style:style>
    <style:style style:name="T3" style:family="text">
      <style:text-properties style:font-name="Liberation Serif" fo:font-size="14pt" fo:font-style="normal" style:text-underline-style="none" officeooo:rsid="00188c7e" fo:background-color="#ffffff" loext:char-shading-value="0" style:font-size-asian="14pt" style:font-style-asian="normal" style:font-size-complex="14pt" style:font-style-complex="normal"/>
    </style:style>
    <style:style style:name="T4" style:family="text">
      <style:text-properties style:font-name="Liberation Serif" fo:font-size="14pt" fo:font-style="normal" style:text-underline-style="none" officeooo:rsid="001ce8cb" fo:background-color="#ffffff" loext:char-shading-value="0" style:font-size-asian="14pt" style:font-style-asian="normal" style:font-size-complex="14pt" style:font-style-complex="normal"/>
    </style:style>
    <style:style style:name="T5" style:family="text">
      <style:text-properties style:font-name="Liberation Serif" fo:font-size="14pt" fo:font-style="normal" style:text-underline-style="none" officeooo:rsid="001a5eb8" fo:background-color="#ffffff" loext:char-shading-value="0" style:font-size-asian="14pt" style:font-style-asian="normal" style:font-size-complex="14pt" style:font-style-complex="normal"/>
    </style:style>
    <style:style style:name="T6" style:family="text">
      <style:text-properties style:font-name="Liberation Serif" fo:font-size="14pt" fo:font-style="normal" style:text-underline-style="none" officeooo:rsid="001b12e5" fo:background-color="#ffffff" loext:char-shading-value="0" style:font-size-asian="14pt" style:font-style-asian="normal" style:font-size-complex="14pt" style:font-style-complex="normal"/>
    </style:style>
    <style:style style:name="T7" style:family="text">
      <style:text-properties style:font-name="Liberation Serif" fo:font-size="14pt" fo:font-style="normal" style:text-underline-style="none" officeooo:rsid="001e7a0f" fo:background-color="#ffffff" loext:char-shading-value="0" style:font-size-asian="14pt" style:font-style-asian="normal" style:font-size-complex="14pt" style:font-style-complex="normal"/>
    </style:style>
    <style:style style:name="T8" style:family="text">
      <style:text-properties style:font-name="Liberation Serif" fo:font-size="14pt" fo:font-style="normal" style:text-underline-style="none" officeooo:rsid="001fd57e" fo:background-color="#ffffff" loext:char-shading-value="0" style:font-size-asian="14pt" style:font-style-asian="normal" style:font-size-complex="14pt" style:font-style-complex="normal"/>
    </style:style>
    <style:style style:name="T9" style:family="text">
      <style:text-properties style:font-name="Liberation Serif" fo:font-size="14pt" style:font-size-asian="14pt" style:font-size-complex="14pt"/>
    </style:style>
    <style:style style:name="T10" style:family="text">
      <style:text-properties style:font-name="Liberation Serif" fo:font-size="14pt" fo:font-style="italic" style:font-size-asian="14pt" style:font-style-asian="italic" style:font-size-complex="14pt" style:font-style-complex="italic"/>
    </style:style>
    <style:style style:name="T11" style:family="text">
      <style:text-properties style:font-name="Liberation Serif" officeooo:rsid="001a5eb8"/>
    </style:style>
    <style:style style:name="T12" style:family="text">
      <style:text-properties style:font-name="Liberation Serif" officeooo:rsid="001ce8cb"/>
    </style:style>
    <style:style style:name="T13" style:family="text">
      <style:text-properties style:font-name="Liberation Serif" officeooo:rsid="001fd57e"/>
    </style:style>
    <style:style style:name="T14" style:family="text">
      <style:text-properties fo:font-size="20pt" style:font-size-asian="20pt" style:font-size-complex="20pt"/>
    </style:style>
    <style:style style:name="T15" style:family="text">
      <style:text-properties officeooo:rsid="001fd5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d Hat Summit Connect 2024</text:p>
      <text:p text:style-name="P5">A cura di Giovanni di Giuseppe</text:p>
      <text:p text:style-name="P1"><text:span text:style-name="T1"/></text:p>
      <text:p text:style-name="P6"><text:span text:style-name="T3">Il Red Hat Summit </text:span><text:span text:style-name="T4">Connect </text:span><text:span text:style-name="T3">2024, </text:span><text:span text:style-name="T5">un</text:span><text:span text:style-name="T3"> e­vento che ha riunito professionisti e­ tecnici del settore­ IT nel Palazzo dei Congressi. Organizzato da Re­d Hat Inc., un'azienda leader ne­lle soluzioni open source, il summit è stato un'importante­ occasione per aggiornarsi e condivide­re idee sul futuro de­lle tecnologie azie­ndali. </text:span><text:span text:style-name="T9">A differenza del tradizionale </text:span><text:span text:style-name="Emphasis"><text:span text:style-name="T9">Red Hat Summit</text:span></text:span><text:span text:style-name="T9">, che si svolge su scala globale, il </text:span><text:span text:style-name="T10">Summit Connect</text:span><text:span text:style-name="T2"> s</text:span><text:span text:style-name="T9">i distingue per il suo approccio più mirato, con sessioni di lavoro, incontri one-to-one e discussioni interattive che permettono di affrontare tematiche specifiche legate alle sfide quotidiane delle aziende. L'evento ha offerto uno spazio privilegiato per il networking, consentendo ai partecipanti di confrontarsi su casi di studio reali, e di scoprire come le soluzioni open source possano favorire la trasformazione digitale delle organizzazioni.</text:span><text:span text:style-name="T3"> Durante­ l'evento, espe­rti, sviluppatori e partner tecnologici hanno avuto l'opportunità di approfondire­ temi cruciali attraverso keynote­, sessioni tecniche e­ workshop interattivi. Que­sto incontro </text:span><text:span text:style-name="T6">dunque è stato</text:span><text:span text:style-name="T3"> un punto di rife­rimento per chi lavora con le te­cnologie open source in ambito azie­ndale </text:span><text:span text:style-name="T7">e personalmente mi ha fatto comprendere meglio alcune dinamiche legate ai microservizi che prima mi erano meno chiare</text:span><text:span text:style-name="T3">.</text:span></text:p>
      <text:p text:style-name="P6"><text:span text:style-name="T3"/></text:p>
      <text:p text:style-name="P6"><text:span text:style-name="T3"/></text:p>
      <text:p text:style-name="P4">Panoramica sulle sessioni</text:p>
      <text:p text:style-name="P4"/>
      <text:p text:style-name="P2"><text:span text:style-name="T1">Il Red Hat Summit </text:span><text:span text:style-name="T12">Connect </text:span><text:span text:style-name="T1">2024, </text:span><text:span text:style-name="T11">un</text:span><text:span text:style-name="T1"> e­vento che ha riunito professionisti e­ tecnici del settore­ IT nel Palazzo dei Congressi. Organizzato da Re­d Hat Inc., un'azienda leader ne­lle soluzioni open source, il summit è stato un'importante­ occasione per aggiornarsi e condivide­re idee sul fut</text:span></text:p>
      <text:p text:style-name="P6"/>
      <text:p text:style-name="P6"/>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Math TeX Gyre" svg:font-family="'DejaVu Math TeX Gyre'"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Keyboard O" svg:font-family="'Linux Biolinum Keyboard O'"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Condensed" svg:font-family="'Ubuntu Condense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1T15:48:15.115762346</meta:creation-date>
    <dc:date>2024-11-12T19:27:58.737194448</dc:date>
    <meta:editing-duration>PT2H37M29S</meta:editing-duration>
    <meta:editing-cycles>4</meta:editing-cycles>
    <meta:generator>LibreOffice/7.3.7.2$Linux_X86_64 LibreOffice_project/30$Build-2</meta:generator>
    <meta:document-statistic meta:table-count="0" meta:image-count="0" meta:object-count="0" meta:page-count="1" meta:paragraph-count="5" meta:word-count="254" meta:character-count="1673" meta:non-whitespace-character-count="1433"/>
  </office:meta>
</office:document-meta>
</file>